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0500000B8A9B2E30C00AE695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64cm, 55.874cm, 99.693cm, 26.98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65cm" svg:height="0.507cm" svg:x="8.747cm" svg:y="5.319cm">
          <draw:image xlink:href="Pictures/1000000000000A0500000B8A9B2E30C00AE695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6T01:55:58.918000000</meta:creation-date>
    <dc:date>2017-07-26T01:57:15.393000000</dc:date>
    <meta:editing-duration>PT1M16S</meta:editing-duration>
    <meta:editing-cycles>1</meta:editing-cycles>
    <meta:document-statistic meta:object-count="1"/>
    <meta:generator>LibreOffice/5.3.4.2$Windows_x86 LibreOffice_project/f82d347ccc0be322489bf7da61d7e4ad13fe2ff3</meta:generator>
  </office:meta>
</office:document-meta>
</file>